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2pt" style:font-size-asian="10.5pt" style:font-size-complex="12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rsid="0002b29f" officeooo:paragraph-rsid="0002b29f" style:font-size-asian="14pt" style:font-size-complex="14pt"/>
    </style:style>
    <style:style style:name="P5" style:family="paragraph" style:parent-style-name="Standard">
      <style:text-properties fo:font-size="14pt" officeooo:rsid="00033850" officeooo:paragraph-rsid="00033850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01f7d1" officeooo:paragraph-rsid="0001f7d1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left="0cm" fo:margin-right="0cm" fo:text-indent="0cm" style:auto-text-indent="true"/>
      <style:text-properties fo:font-size="14pt" style:font-size-asian="14pt" style:font-size-complex="14pt"/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 style:list-style-name="L3">
      <style:text-properties fo:font-size="12pt" style:font-size-asian="10.5pt" style:font-size-complex="12pt"/>
    </style:style>
    <style:style style:name="P11" style:family="paragraph" style:parent-style-name="Standard" style:list-style-name="L4">
      <style:text-properties fo:font-size="14pt" officeooo:rsid="0001f7d1" officeooo:paragraph-rsid="0001f7d1" style:font-size-asian="14pt" style:font-size-complex="14pt"/>
    </style:style>
    <style:style style:name="P12" style:family="paragraph" style:parent-style-name="Standard" style:list-style-name="L4">
      <style:text-properties fo:font-size="14pt" officeooo:rsid="0001f7d1" officeooo:paragraph-rsid="0005da99" style:font-size-asian="14pt" style:font-size-complex="14pt"/>
    </style:style>
    <style:style style:name="P13" style:family="paragraph" style:parent-style-name="Standard" style:list-style-name="L4">
      <style:text-properties fo:font-size="14pt" officeooo:rsid="0002b29f" officeooo:paragraph-rsid="0002b29f" style:font-size-asian="14pt" style:font-size-complex="14pt"/>
    </style:style>
    <style:style style:name="T1" style:family="text">
      <style:text-properties officeooo:rsid="0000037b"/>
    </style:style>
    <style:style style:name="T2" style:family="text">
      <style:text-properties officeooo:rsid="000524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Linea Casa Bari</text:p>
      <text:p text:style-name="P2"/>
      <text:p text:style-name="P3">Pagine da realizzare:</text:p>
      <text:list xml:id="list3555890519502382681" text:style-name="L1">
        <text:list-item>
          <text:p text:style-name="P8">Home (news, nuovi prodotti, offerte, informazioni varie e cool)</text:p>
        </text:list-item>
        <text:list-item>
          <text:p text:style-name="P8">Prodotti (pagina di ricerca)</text:p>
        </text:list-item>
        <text:list-item>
          <text:p text:style-name="P8">Prodotto (pagina del prodotto singolo: recensioni, descrizione prodotto)</text:p>
        </text:list-item>
        <text:list-item>
          <text:p text:style-name="P8">Contattaci (form per invio di un messaggio)</text:p>
        </text:list-item>
        <text:list-item>
          <text:p text:style-name="P8">Registrazione (creazione account)</text:p>
        </text:list-item>
        <text:list-item>
          <text:p text:style-name="P8">Login</text:p>
        </text:list-item>
        <text:list-item>
          <text:p text:style-name="P8">Pagina per l'aggiunta dei prodotti</text:p>
        </text:list-item>
        <text:list-item>
          <text:p text:style-name="P8">Prodotti realizzati su commissione (componi la tua lampada)</text:p>
        </text:list-item>
        <text:list-item>
          <text:p text:style-name="P8">Carrello</text:p>
        </text:list-item>
        <text:list-item>
          <text:p text:style-name="P8">Lis<text:span text:style-name="T1">t</text:span>a dei desideri</text:p>
        </text:list-item>
        <text:list-item>
          <text:p text:style-name="P8">Pagina gestione account utente (modifica dati personali es. Nome, Cognome etc...)</text:p>
        </text:list-item>
        <text:list-item>
          <text:p text:style-name="P8">I miei ordini</text:p>
        </text:list-item>
        <text:list-item>
          <text:p text:style-name="P8">Chi siamo (locazione negozio, numeri di telefono, e-mail)</text:p>
        </text:list-item>
        <text:list-item>
          <text:p text:style-name="P8">FAQ (spedizione, rimborsi)</text:p>
        </text:list-item>
        <text:list-item>
          <text:p text:style-name="P8">Ricerca avanzata (puo' essere implementata nella pagina di ricerca originale)</text:p>
        </text:list-item>
      </text:list>
      <text:p text:style-name="Standard"/>
      <text:p text:style-name="P3">Modalita d'accesso:</text:p>
      <text:list xml:id="list2119973086073429419" text:style-name="L2">
        <text:list-item>
          <text:p text:style-name="P9">Utente (con diverse categorie volendo es. Utente premium)</text:p>
        </text:list-item>
        <text:list-item>
          <text:p text:style-name="P9">Amministratore</text:p>
        </text:list-item>
        <text:list-item>
          <text:p text:style-name="P9">Visitatore</text:p>
        </text:list-item>
      </text:list>
      <text:p text:style-name="Standard"/>
      <text:p text:style-name="P3">Idee random:</text:p>
      <text:list xml:id="list849088241628603899" text:style-name="L3">
        <text:list-item>
          <text:p text:style-name="P10">Carrello condiviso</text:p>
        </text:list-item>
        <text:list-item>
          <text:p text:style-name="P10">Collegamenti ad altri social network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Pagine</text:p>
      <text:p text:style-name="P7"/>
      <text:list xml:id="list2527011932686528214" text:style-name="L4">
        <text:list-item>
          <text:p text:style-name="P11">Acquisto</text:p>
        </text:list-item>
        <text:list-item>
          <text:p text:style-name="P11">Annunci</text:p>
        </text:list-item>
        <text:list-item>
          <text:p text:style-name="P11">Carrello</text:p>
        </text:list-item>
        <text:list-item>
          <text:p text:style-name="P11">Contattaci</text:p>
        </text:list-item>
        <text:list-item>
          <text:p text:style-name="P11">Gestione annunci</text:p>
        </text:list-item>
        <text:list-item>
          <text:p text:style-name="P11">Gestione ordini</text:p>
        </text:list-item>
        <text:list-item>
          <text:p text:style-name="P11">Gestione prodotti</text:p>
        </text:list-item>
        <text:list-item>
          <text:p text:style-name="P11">I miei ordini</text:p>
        </text:list-item>
        <text:list-item>
          <text:p text:style-name="P11">Impostazioni account</text:p>
        </text:list-item>
        <text:list-item>
          <text:p text:style-name="P11">Index</text:p>
        </text:list-item>
        <text:list-item>
          <text:p text:style-name="P11">Indirizzi</text:p>
        </text:list-item>
        <text:list-item>
          <text:p text:style-name="P11">La nostra storia</text:p>
        </text:list-item>
        <text:list-item>
          <text:p text:style-name="P11">Lista desideri</text:p>
        </text:list-item>
        <text:list-item>
          <text:p text:style-name="P11">Login <text:span text:style-name="T2">(Versione mobile pronta)</text:span></text:p>
        </text:list-item>
        <text:list-item>
          <text:p text:style-name="P11">Prodotti</text:p>
        </text:list-item>
        <text:list-item>
          <text:p text:style-name="P11">Prodotto</text:p>
        </text:list-item>
        <text:list-item>
          <text:p text:style-name="P12">Registrazione <text:span text:style-name="T2">(Versione mobile pronta)</text:span></text:p>
        </text:list-item>
        <text:list-item>
          <text:p text:style-name="P11">Resi rimborsi</text:p>
        </text:list-item>
        <text:list-item>
          <text:p text:style-name="P11">Termini spedizione</text:p>
        </text:list-item>
        <text:list-item>
          <text:p text:style-name="P11">Togli utenti</text:p>
        </text:list-item>
        <text:list-item>
          <text:p text:style-name="P13">Mappa del sito</text:p>
        </text:list-item>
      </text:list>
      <text:p text:style-name="P4"/>
      <text:p text:style-name="P5">Media query:</text:p>
      <text:p text:style-name="P5"/>
      <text:p text:style-name="P5">@media screen and (min-width: 768px)</text:p>
      <text:p text:style-name="P5">@media screen and (min-width: 806px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RARIN [IN3]</meta:initial-creator>
    <meta:creation-date>2015-11-19T11:57:36</meta:creation-date>
    <dc:date>2016-07-18T16:47:07.868398813</dc:date>
    <meta:editing-duration>PT2H1M10S</meta:editing-duration>
    <meta:editing-cycles>13</meta:editing-cycles>
    <meta:generator>LibreOffice/5.1.4.2$Linux_X86_64 LibreOffice_project/10m0$Build-2</meta:generator>
    <meta:document-statistic meta:table-count="0" meta:image-count="0" meta:object-count="0" meta:page-count="2" meta:paragraph-count="49" meta:word-count="206" meta:character-count="1249" meta:non-whitespace-character-count="1133"/>
  </office:meta>
</office:document-meta>
</file>